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be0" officeooo:paragraph-rsid="0007abe0"/>
    </style:style>
    <style:style style:name="T1" style:family="text">
      <style:text-properties fo:color="#898989" style:font-name="Calibri" fo:font-size="32pt" fo:language="en" fo:country="US" style:letter-kerning="true" style:font-size-asian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>Replaced text here §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12:45:07.778269927</meta:creation-date>
    <dc:date>2015-08-06T11:48:32.02448593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5" meta:character-count="25" meta:non-whitespace-character-count="21"/>
  </office:meta>
</office:document-meta>
</file>